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cm" fo:min-width="9.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cm" svg:height="5cm" svg:x="5.542cm" svg:y="12.424cm">
          <text:p text:style-name="P1"><text:span text:style-name="T1">Git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2:04:52.190607632</meta:creation-date>
    <dc:date>2020-02-19T12:06:15.047163326</dc:date>
    <meta:editing-duration>PT1M29S</meta:editing-duration>
    <meta:editing-cycles>1</meta:editing-cycles>
    <meta:document-statistic meta:object-count="1"/>
    <meta:generator>LibreOffice/6.0.7.3$Linux_x86 LibreOffice_project/00m0$Build-3</meta:generator>
  </office:meta>
</office:document-meta>
</file>